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bany" svg:font-family="Albany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HG Mincho Light J" svg:font-family="'HG Mincho Light J'" style:font-family-generic="system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wiss"/>
  </office:font-face-decls>
  <office:automatic-styles>
    <style:style style:name="Tableau1" style:family="table" style:master-page-name="MP0">
      <style:table-properties style:width="14.898cm" fo:margin-left="0cm" style:page-number="auto" table:align="left"/>
    </style:style>
    <style:style style:name="Tableau1.A" style:family="table-column">
      <style:table-column-properties style:column-width="7.449cm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A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cm" fo:margin-right="0cm" fo:text-indent="0cm" style:auto-text-indent="false" fo:break-before="pag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_3c_noindent_3e_">
      <style:text-properties style:font-name-asian="Times New Roman" style:language-asian="fr" style:country-asian="FR" style:font-size-complex="10pt"/>
    </style:style>
    <style:style style:name="P4" style:family="paragraph" style:parent-style-name="_3c_ab_3e_">
      <style:text-properties style:language-asian="fr" style:country-asian="FR" style:font-size-complex="10pt"/>
    </style:style>
    <style:style style:name="P5" style:family="paragraph" style:parent-style-name="_3c_dateline_3e_">
      <style:text-properties fo:font-size="10pt" style:font-size-asian="10pt"/>
    </style:style>
    <style:style style:name="P6" style:family="paragraph" style:parent-style-name="_3c_epigraph_3e_">
      <style:text-properties fo:font-size="10pt" style:font-size-asian="10pt" style:font-size-complex="10pt"/>
    </style:style>
    <style:style style:name="P7" style:family="paragraph" style:parent-style-name="_3c_signed_3e_">
      <style:text-properties fo:font-size="10pt" style:font-size-asian="10pt"/>
    </style:style>
    <style:style style:name="P8" style:family="paragraph" style:parent-style-name="_3c_quote_3e_">
      <style:text-properties fo:font-size="10pt" style:font-size-asian="10pt"/>
    </style:style>
    <style:style style:name="P9" style:family="paragraph" style:parent-style-name="_3c_quote.l_3e_">
      <style:text-properties fo:font-size="10pt" style:font-size-asian="10pt"/>
    </style:style>
    <style:style style:name="P10" style:family="paragraph" style:parent-style-name="_3c_argument_3e_">
      <style:text-properties fo:font-size="10pt" style:font-size-asian="10pt"/>
    </style:style>
    <style:style style:name="P11" style:family="paragraph" style:parent-style-name="_3c_term_3e_">
      <style:text-properties fo:language="en" fo:country="US" officeooo:paragraph-rsid="001831b5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831b5" officeooo:paragraph-rsid="001831b5"/>
    </style:style>
    <style:style style:name="P13" style:family="paragraph" style:parent-style-name="_3c_term_3e_">
      <style:text-properties officeooo:paragraph-rsid="001831b5"/>
    </style:style>
    <style:style style:name="P14" style:family="paragraph" style:parent-style-name="_3c_term_3e_">
      <style:text-properties officeooo:paragraph-rsid="001d250b"/>
    </style:style>
    <style:style style:name="P15" style:family="paragraph" style:parent-style-name="_3c_term_3e_" style:master-page-name="MP1">
      <style:paragraph-properties style:page-number="auto" fo:break-before="page"/>
      <style:text-properties officeooo:paragraph-rsid="001831b5"/>
    </style:style>
    <style:style style:name="P16" style:family="paragraph" style:parent-style-name="_3c_term_3e_">
      <style:text-properties fo:language="en" fo:country="US" officeooo:paragraph-rsid="001831b5"/>
    </style:style>
    <style:style style:name="P17" style:family="paragraph" style:parent-style-name="_3c_term_3e_">
      <style:text-properties fo:language="en" fo:country="US" officeooo:rsid="0020c87f" officeooo:paragraph-rsid="0020c87f"/>
    </style:style>
    <style:style style:name="T1" style:family="text">
      <style:text-properties fo:font-variant="normal" fo:text-transform="none"/>
    </style:style>
    <style:style style:name="T2" style:family="text">
      <style:text-properties fo:color="#000000" loext:opacity="100%" style:font-name="Garamond" style:font-name-asian="Times New Roman" style:font-name-complex="Times New Roman"/>
    </style:style>
    <style:style style:name="T3" style:family="text">
      <style:text-properties fo:color="#000000" loext:opacity="100%" fo:language="en" fo:country="US" officeooo:rsid="0015c777"/>
    </style:style>
    <style:style style:name="T4" style:family="text">
      <style:text-properties fo:color="#000000" loext:opacity="100%" officeooo:rsid="0015c777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5c777"/>
    </style:style>
    <style:style style:name="T7" style:family="text">
      <style:text-properties fo:language="en" fo:country="US" officeooo:rsid="001d250b"/>
    </style:style>
    <style:style style:name="T8" style:family="text">
      <style:text-properties officeooo:rsid="0015c777"/>
    </style:style>
    <style:style style:name="T9" style:family="text">
      <style:text-properties fo:color="#00000a" loext:opacity="100%" style:font-name="Arial" fo:language="en" fo:country="US" officeooo:rsid="00110a85" style:font-name-asian="Lucida Sans Unicode"/>
    </style:style>
    <style:style style:name="T10" style:family="text">
      <style:text-properties officeooo:rsid="001bb3a9"/>
    </style:style>
    <style:style style:name="T11" style:family="text">
      <style:text-properties officeooo:rsid="001ba00e"/>
    </style:style>
    <style:style style:name="T12" style:family="text">
      <style:text-properties officeooo:rsid="001831b5"/>
    </style:style>
    <style:style style:name="T13" style:family="text">
      <style:text-properties officeooo:rsid="00194b7f"/>
    </style:style>
    <style:style style:name="T1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orps de texte (prose)</text:p>
          </table:table-cell>
          <table:table-cell table:style-name="Tableau1.A1" office:value-type="string">
            <text:p text:style-name="Text_20_body">Corps de texte</text:p>
          </table:table-cell>
        </table:table-row>
        <table:table-row>
          <table:table-cell table:style-name="Tableau1.A1" office:value-type="string">
            <text:p text:style-name="P2">Corps de texte (prose) non indenté (pas de retrait de première ligne)</text:p>
          </table:table-cell>
          <table:table-cell table:style-name="Tableau1.A1" office:value-type="string">
            <text:p text:style-name="P3">&lt;noindent&gt;</text:p>
          </table:table-cell>
        </table:table-row>
        <table:table-row>
          <table:table-cell table:style-name="Tableau1.A1" office:value-type="string">
            <text:p text:style-name="P2">Corps de texte (vers ; séparer les strophes par une ligne de blanc)</text:p>
          </table:table-cell>
          <table:table-cell table:style-name="Tableau1.A1" office:value-type="string">
            <text:p text:style-name="_3c_l_3e_">&lt;l&gt;</text:p>
          </table:table-cell>
        </table:table-row>
        <table:table-row>
          <table:table-cell table:style-name="Tableau1.A1" office:value-type="string">
            <text:p text:style-name="P2">Titre hiérarchique (niveau 1)</text:p>
          </table:table-cell>
          <table:table-cell table:style-name="Tableau1.A1" office:value-type="string">
            <text:h text:style-name="Heading_20_1" text:outline-level="1">Titre 1</text:h>
          </table:table-cell>
        </table:table-row>
        <table:table-row>
          <table:table-cell table:style-name="Tableau1.A1" office:value-type="string">
            <text:p text:style-name="P2">Sous-titre (niveau 1)</text:p>
          </table:table-cell>
          <table:table-cell table:style-name="Tableau1.A1" office:value-type="string">
            <text:p text:style-name="_3c_h1.sub_3e_">h1.sub</text:p>
          </table:table-cell>
        </table:table-row>
        <table:table-row>
          <table:table-cell table:style-name="Tableau1.A1" office:value-type="string">
            <text:p text:style-name="P2">Titre hiérarchique (niveau 2)</text:p>
          </table:table-cell>
          <table:table-cell table:style-name="Tableau1.A1" office:value-type="string">
            <text:h text:style-name="Heading_20_2" text:outline-level="2">Titre 2</text:h>
          </table:table-cell>
        </table:table-row>
        <table:table-row>
          <table:table-cell table:style-name="Tableau1.A1" office:value-type="string">
            <text:p text:style-name="P2">Sous-titre (niveau 2)</text:p>
          </table:table-cell>
          <table:table-cell table:style-name="Tableau1.A1" office:value-type="string">
            <text:p text:style-name="_3c_h2.sub_3e_">h2.sub</text:p>
          </table:table-cell>
        </table:table-row>
        <table:table-row>
          <table:table-cell table:style-name="Tableau1.A1" office:value-type="string">
            <text:p text:style-name="P2">Titre hiérarchique (niveau 3)</text:p>
          </table:table-cell>
          <table:table-cell table:style-name="Tableau1.A1" office:value-type="string">
            <text:h text:style-name="Heading_20_3" text:outline-level="3">Titre 3</text:h>
          </table:table-cell>
        </table:table-row>
        <table:table-row>
          <table:table-cell table:style-name="Tableau1.A1" office:value-type="string">
            <text:p text:style-name="P2">Sous-titre (niveau 3)</text:p>
          </table:table-cell>
          <table:table-cell table:style-name="Tableau1.A1" office:value-type="string">
            <text:p text:style-name="_3c_h3.sub_3e_">h3.sub</text:p>
          </table:table-cell>
        </table:table-row>
        <table:table-row>
          <table:table-cell table:style-name="Tableau1.A1" office:value-type="string">
            <text:p text:style-name="P2">Titre hiérarchique (niveau 4)</text:p>
          </table:table-cell>
          <table:table-cell table:style-name="Tableau1.A1" office:value-type="string">
            <text:h text:style-name="Heading_20_4" text:outline-level="4">Titre 4</text:h>
          </table:table-cell>
        </table:table-row>
        <table:table-row>
          <table:table-cell table:style-name="Tableau1.A1" office:value-type="string">
            <text:p text:style-name="P2">Sous-titre (niveau 4)</text:p>
          </table:table-cell>
          <table:table-cell table:style-name="Tableau1.A1" office:value-type="string">
            <text:p text:style-name="_3c_h4.sub_3e_">h4.sub</text:p>
          </table:table-cell>
        </table:table-row>
        <table:table-row>
          <table:table-cell table:style-name="Tableau1.A1" office:value-type="string">
            <text:p text:style-name="P2">Titre non hiérarchique (généralement centré : Fin du premier acte, etc.) + Titre de citation (y compris les poèmes) + Noms des locuteurs dans les dialogues hors théâtre</text:p>
          </table:table-cell>
          <table:table-cell table:style-name="Tableau1.A1" office:value-type="string">
            <text:p text:style-name="_3c_label_3e_">&lt;label&gt;</text:p>
          </table:table-cell>
        </table:table-row>
        <table:table-row>
          <table:table-cell table:style-name="Tableau1.A1" office:value-type="string">
            <text:p text:style-name="P2">Séparateur centré (*, ***, etc.)</text:p>
          </table:table-cell>
          <table:table-cell table:style-name="Tableau1.A1" office:value-type="string">
            <text:p text:style-name="P4">&lt;ab&gt;</text:p>
          </table:table-cell>
        </table:table-row>
        <table:table-row>
          <table:table-cell table:style-name="Tableau1.A1" office:value-type="string">
            <text:p text:style-name="P2">Mention de date, de temps ou de lieu (dans une lettre, une préface, etc.)</text:p>
          </table:table-cell>
          <table:table-cell table:style-name="Tableau1.A1" office:value-type="string">
            <text:p text:style-name="P5">&lt;dateline&gt;</text:p>
          </table:table-cell>
        </table:table-row>
        <table:table-row>
          <table:table-cell table:style-name="Tableau1.A1" office:value-type="string">
            <text:p text:style-name="P2">Epigraphe</text:p>
          </table:table-cell>
          <table:table-cell table:style-name="Tableau1.A1" office:value-type="string">
            <text:p text:style-name="P6">&lt;epigraph&gt;</text:p>
          </table:table-cell>
        </table:table-row>
        <table:table-row>
          <table:table-cell table:style-name="Tableau1.A1" office:value-type="string">
            <text:p text:style-name="P2">Signature (préfaces, lettres)</text:p>
          </table:table-cell>
          <table:table-cell table:style-name="Tableau1.A1" office:value-type="string">
            <text:p text:style-name="P7">&lt;signed&gt;</text:p>
          </table:table-cell>
        </table:table-row>
        <table:table-row>
          <table:table-cell table:style-name="Tableau1.A1" office:value-type="string">
            <text:p text:style-name="P2">Citation en prose (paragraphe)</text:p>
          </table:table-cell>
          <table:table-cell table:style-name="Tableau1.A1" office:value-type="string">
            <text:p text:style-name="P8">&lt;quote&gt;</text:p>
          </table:table-cell>
        </table:table-row>
        <table:table-row>
          <table:table-cell table:style-name="Tableau1.A1" office:value-type="string">
            <text:p text:style-name="P2">Citation en vers (paragraphe ; séparer les strophes par une ligne de blanc)</text:p>
          </table:table-cell>
          <table:table-cell table:style-name="Tableau1.A1" office:value-type="string">
            <text:p text:style-name="P9">&lt;quote.l&gt;</text:p>
          </table:table-cell>
        </table:table-row>
        <table:table-row>
          <table:table-cell table:style-name="Tableau1.A1" office:value-type="string">
            <text:p text:style-name="P2">Citation dans le corps de texte (caractères)</text:p>
          </table:table-cell>
          <table:table-cell table:style-name="Tableau1.A1" office:value-type="string">
            <text:p text:style-name="P2"><text:span text:style-name="_3c_quote.c_3e_">&lt;quote.c&gt;</text:span></text:p>
          </table:table-cell>
        </table:table-row>
        <text:soft-page-break/>
        <table:table-row>
          <table:table-cell table:style-name="Tableau1.A1" office:value-type="string">
            <text:p text:style-name="P2">Numéro de page (caractères) ; sinon %000% ou [p. 000] dans le corps du texte ; on peut procéder à une extraction par la suite</text:p>
          </table:table-cell>
          <table:table-cell table:style-name="Tableau1.A1" office:value-type="string">
            <text:p text:style-name="P2"><text:span text:style-name="_3c_pb_3e_">&lt;pb&gt;</text:span></text:p>
          </table:table-cell>
        </table:table-row>
        <table:table-row>
          <table:table-cell table:style-name="Tableau1.A1" office:value-type="string">
            <text:p text:style-name="P2">Formule dans une lettre, une préface (Monsieur, Madame, Soyez assuré…, etc.) + Dédicace dans un poèmes (indiquer ce cas par un commentaire dans le traitement de texte)</text:p>
          </table:table-cell>
          <table:table-cell table:style-name="Tableau1.A1" office:value-type="string">
            <text:p text:style-name="_3c_salute_3e_">&lt;salute&gt;</text:p>
          </table:table-cell>
        </table:table-row>
        <table:table-row>
          <table:table-cell table:style-name="Tableau1.A1" office:value-type="string">
            <text:p text:style-name="P2">Post-scriptum dans une lettre, une préface</text:p>
          </table:table-cell>
          <table:table-cell table:style-name="Tableau1.A1" office:value-type="string">
            <text:p text:style-name="_3c_postscript_3e_">&lt;postscript&gt;</text:p>
          </table:table-cell>
        </table:table-row>
        <table:table-row>
          <table:table-cell table:style-name="Tableau1.A1" office:value-type="string">
            <text:p text:style-name="P2">Référence bibliographique</text:p>
          </table:table-cell>
          <table:table-cell table:style-name="Tableau1.A1" office:value-type="string">
            <text:p text:style-name="_3c_bibl_3e_">&lt;bibl&gt;</text:p>
          </table:table-cell>
        </table:table-row>
        <table:table-row>
          <table:table-cell table:style-name="Tableau1.A1" office:value-type="string">
            <text:p text:style-name="P2">Contenu de tableau</text:p>
          </table:table-cell>
          <table:table-cell table:style-name="Tableau1.A1" office:value-type="string">
            <text:p text:style-name="Table_20_Contents">Contenu de tableau</text:p>
          </table:table-cell>
        </table:table-row>
        <table:table-row>
          <table:table-cell table:style-name="Tableau1.A1" office:value-type="string">
            <text:p text:style-name="P2">Acte dans une pièce de théâtre</text:p>
          </table:table-cell>
          <table:table-cell table:style-name="Tableau1.A1" office:value-type="string">
            <text:p text:style-name="Acte">Acte</text:p>
          </table:table-cell>
        </table:table-row>
        <table:table-row>
          <table:table-cell table:style-name="Tableau1.A1" office:value-type="string">
            <text:p text:style-name="P2">Scène dans une pièce de théâtre</text:p>
          </table:table-cell>
          <table:table-cell table:style-name="Tableau1.A1" office:value-type="string">
            <text:p text:style-name="Scène">Scène</text:p>
          </table:table-cell>
        </table:table-row>
        <table:table-row>
          <table:table-cell table:style-name="Tableau1.A1" office:value-type="string">
            <text:p text:style-name="P2">Locuteur dans une pièce de théâtre ou un dialogue (paragraphe)</text:p>
          </table:table-cell>
          <table:table-cell table:style-name="Tableau1.A1" office:value-type="string">
            <text:p text:style-name="_3c_speaker_3e_">&lt;speaker&gt;</text:p>
          </table:table-cell>
        </table:table-row>
        <table:table-row>
          <table:table-cell table:style-name="Tableau1.A1" office:value-type="string">
            <text:p text:style-name="P2">Locuteur dans une pièce de théâtre (caractères)</text:p>
          </table:table-cell>
          <table:table-cell table:style-name="Tableau1.A1" office:value-type="string">
            <text:p text:style-name="_3c_speaker_3e_">&lt;<text:span text:style-name="_3c_speaker.c_3e_">speaker</text:span>.c&gt;</text:p>
          </table:table-cell>
        </table:table-row>
        <table:table-row>
          <table:table-cell table:style-name="Tableau1.A1" office:value-type="string">
            <text:p text:style-name="P2">Didascalie dans une pièce de théâtre (paragraphe)</text:p>
          </table:table-cell>
          <table:table-cell table:style-name="Tableau1.A1" office:value-type="string">
            <text:p text:style-name="_3c_stage_3e_">&lt;stage&gt;</text:p>
          </table:table-cell>
        </table:table-row>
        <table:table-row>
          <table:table-cell table:style-name="Tableau1.A1" office:value-type="string">
            <text:p text:style-name="P2">Didascalie (caractères)</text:p>
          </table:table-cell>
          <table:table-cell table:style-name="Tableau1.A1" office:value-type="string">
            <text:p text:style-name="_3c_argument_3e_"><text:span text:style-name="_3c_stage.c_3e_"><text:span text:style-name="T1">&lt;stage.c&gt;</text:span></text:span></text:p>
          </table:table-cell>
        </table:table-row>
        <table:table-row>
          <table:table-cell table:style-name="Tableau1.A1" office:value-type="string">
            <text:p text:style-name="P2">Résumé en début de chapitre</text:p>
          </table:table-cell>
          <table:table-cell table:style-name="Tableau1.A1" office:value-type="string">
            <text:p text:style-name="P10">&lt;argument&gt;</text:p>
          </table:table-cell>
        </table:table-row>
        <table:table-row>
          <table:table-cell table:style-name="Tableau1.A1" office:value-type="string">
            <text:p text:style-name="P2">Page de titre : titre et sous-titre</text:p>
          </table:table-cell>
          <table:table-cell table:style-name="Tableau1.A1" office:value-type="string">
            <text:p text:style-name="_3c_tmp_3e_"><text:span text:style-name="Police_20_par_20_défaut"><text:span text:style-name="T2">&lt;docTitle&gt;</text:span></text:span></text:p>
          </table:table-cell>
        </table:table-row>
        <table:table-row>
          <table:table-cell table:style-name="Tableau1.A1" office:value-type="string">
            <text:p text:style-name="P2">Page de titre : éléments concernant l’impression (lieu, éditeur, avec privilège, etc.)</text:p>
          </table:table-cell>
          <table:table-cell table:style-name="Tableau1.A1" office:value-type="string">
            <text:p text:style-name="_3c_tmp_3e_"><text:span text:style-name="Police_20_par_20_défaut"><text:span text:style-name="T2">&lt;docImprint&gt;</text:span></text:span></text:p>
          </table:table-cell>
        </table:table-row>
        <table:table-row>
          <table:table-cell table:style-name="Tableau1.A1" office:value-type="string">
            <text:p text:style-name="P2">Page de titre : nom de l’auteur</text:p>
          </table:table-cell>
          <table:table-cell table:style-name="Tableau1.A1" office:value-type="string">
            <text:p text:style-name="_3c_tmp_3e_"><text:span text:style-name="Police_20_par_20_défaut"><text:span text:style-name="T2">&lt;docAuthor&gt;</text:span></text:span></text:p>
          </table:table-cell>
        </table:table-row>
        <table:table-row>
          <table:table-cell table:style-name="Tableau1.A1" office:value-type="string">
            <text:p text:style-name="P2">Page de titre : date</text:p>
          </table:table-cell>
          <table:table-cell table:style-name="Tableau1.A1" office:value-type="string">
            <text:p text:style-name="_3c_tmp_3e_"><text:span text:style-name="Police_20_par_20_défaut"><text:span text:style-name="T2">&lt;docDate&gt;</text:span></text:span></text:p>
          </table:table-cell>
        </table:table-row>
        <table:table-row>
          <table:table-cell table:style-name="Tableau1.A1" office:value-type="string">
            <text:p text:style-name="P2">Remarques (style provisoire)</text:p>
          </table:table-cell>
          <table:table-cell table:style-name="Tableau1.A1" office:value-type="string">
            <text:p text:style-name="_3c_tmp_3e_">&lt;tmp&gt;</text:p>
          </table:table-cell>
        </table:table-row>
        <table:table-row>
          <table:table-cell table:style-name="Tableau1.A37" office:value-type="string">
            <text:p text:style-name="P12">En-tête de liste de personnages</text:p>
          </table:table-cell>
          <table:table-cell table:style-name="Tableau1.A37" office:value-type="string">
            <text:p text:style-name="_3c_castlist_3e_">&lt;<text:span text:style-name="T12">castlist&gt;</text:span></text:p>
          </table:table-cell>
        </table:table-row>
        <table:table-row>
          <table:table-cell table:style-name="Tableau1.A37" office:value-type="string">
            <text:p text:style-name="P12">Chaque personnage de la liste de personnages</text:p>
          </table:table-cell>
          <table:table-cell table:style-name="Tableau1.A37" office:value-type="string">
            <text:p text:style-name="_3c_castitem_3e_">&lt;<text:span text:style-name="T12">castitem&gt;</text:span></text:p>
          </table:table-cell>
        </table:table-row>
        <table:table-row>
          <table:table-cell table:style-name="Tableau1.A37" office:value-type="string">
            <text:p text:style-name="P12">Rôle dans la liste de personnages</text:p>
          </table:table-cell>
          <table:table-cell table:style-name="Tableau1.A37" office:value-type="string">
            <text:p text:style-name="Text_20_body"><text:span text:style-name="_3c_role.c_3e_">&lt;</text:span><text:span text:style-name="_3c_role.c_3e_"><text:span text:style-name="T12">role.c&gt;</text:span></text:span><text:soft-page-break/></text:p>
          </table:table-cell>
        </table:table-row>
      </table:table>
      <text:p text:style-name="P15">title : <text:span text:style-name="T8">L’Avare</text:span></text:p>
      <text:p text:style-name="P13"><text:span text:style-name="Police_20_par_20_défaut"><text:span text:style-name="T9">author</text:span></text:span><text:span text:style-name="Police_20_par_20_défaut"><text:span text:style-name="T5">: </text:span></text:span><text:span text:style-name="Police_20_par_20_défaut"><text:span text:style-name="T6">M</text:span></text:span><text:span text:style-name="Police_20_par_20_défaut"><text:span text:style-name="T3">olière (1622-1673)</text:span></text:span></text:p>
      <text:p text:style-name="P11">editor : Paris</text:p>
      <text:p text:style-name="P13"><text:span text:style-name="T5">publisher : É</text:span><text:span text:style-name="T6">cole Normale Supérieure de Lyon</text:span></text:p>
      <text:p text:style-name="P14"><text:span text:style-name="T6">T</text:span><text:span text:style-name="T7">ranscription :Marianne Reboul</text:span></text:p>
      <text:p text:style-name="P11"><text:span text:style-name="T13">filename</text:span> : <text:span text:style-name="T10">avare.xml</text:span></text:p>
      <text:p text:style-name="P17">date : 1668</text:p>
      <text:p text:style-name="P13"><text:span text:style-name="T11">bibl</text:span> : <text:span text:style-name="Police_20_par_20_défaut"><text:span text:style-name="T4">L’Avare ou Harpagon</text:span></text:span></text:p>
      <text:p text:style-name="P13">language : f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bany" svg:font-family="Albany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HG Mincho Light J" svg:font-family="'HG Mincho Light J'" style:font-family-generic="system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wiss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Normal" style:class="text">
      <style:paragraph-properties fo:margin-top="0.423cm" fo:margin-bottom="0.212cm" style:contextual-spacing="false" fo:line-height="150%" fo:text-align="center" style:justify-single-word="false" fo:hyphenation-ladder-count="no-limit" fo:keep-with-next="always"/>
      <style:text-properties fo:font-size="20pt" fo:font-weight="bold" style:font-name-asian="Microsoft YaHei" style:font-family-asian="'Microsoft YaHei'" style:font-family-generic-asian="swiss" style:font-pitch-asian="variable" style:font-size-asian="20pt" style:font-weight-asian="bold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margin-left="0cm" fo:margin-right="0cm" fo:margin-top="0cm" fo:margin-bottom="0.212cm" style:contextual-spacing="false" fo:text-align="justify" style:justify-single-word="false" fo:hyphenation-ladder-count="no-limit" fo:text-indent="0.42cm" style:auto-text-indent="false"/>
      <style:text-properties fo:font-size="12pt" fo:language="fr" fo:country="FR" style:font-size-asian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42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22pt" fo:language="fr" fo:country="FR" fo:font-weight="bold" style:font-size-asian="22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42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8pt" fo:language="fr" fo:country="FR" fo:font-weight="bold" style:font-size-asian="18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cm" fo:margin-right="0cm" fo:margin-top="0.423cm" fo:margin-bottom="0.423cm" style:contextual-spacing="false" fo:keep-together="always" fo:hyphenation-ladder-count="no-limit" fo:text-indent="0cm" style:auto-text-indent="false" fo:keep-with-next="always">
        <style:tab-stops/>
      </style:paragraph-properties>
      <style:text-properties style:font-name="Arial" fo:font-family="Arial" style:font-family-generic="swiss" style:font-pitch="variabl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Titre1" style:next-style-name="Text_20_body" style:default-outline-level="4" style:class="text">
      <style:paragraph-properties fo:margin-left="2cm" fo:margin-right="0cm" fo:margin-top="0cm" fo:margin-bottom="0cm" style:contextual-spacing="false" fo:hyphenation-ladder-count="no-limit" fo:text-indent="0cm" style:auto-text-indent="false" style:text-autospace="ideograph-alpha">
        <style:tab-stops/>
      </style:paragraph-properties>
      <style:text-properties fo:language="fr" fo:country="FR" fo:font-weight="bold" style:font-name-asian="HG Mincho Light J" style:font-family-asian="'HG Mincho Light J'" style:font-family-generic-asian="system" style:font-pitch-asian="variable" style:language-asian="hi" style:country-asian="IN" style:font-weight-asian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Titre1" style:next-style-name="Text_20_body" style:default-outline-level="5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2pt" fo:language="fr" fo:country="FR" fo:font-weight="bold" style:font-name-asian="HG Mincho Light J" style:font-family-asian="'HG Mincho Light J'" style:font-family-generic-asian="system" style:font-pitch-asian="variable" style:font-size-asian="12pt" style:language-asian="hi" style:country-asian="IN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Titre1" style:next-style-name="Text_20_body" style:default-outline-level="6" style:class="text">
      <style:paragraph-properties fo:margin-top="0.199cm" fo:margin-bottom="0.101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Titre1" style:next-style-name="Text_20_body" style:default-outline-level="7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Titre1" style:next-style-name="Text_20_body" style:default-outline-level="8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Titre1" style:next-style-name="Text_20_body" style:default-outline-level="9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t_5f_num" style:display-name="part_num" style:family="paragraph" style:parent-style-name="Normal">
      <loext:graphic-properties draw:fill="solid" draw:fill-color="#ffffff" draw:opacity="100%"/>
      <style:paragraph-properties fo:margin-top="1.764cm" fo:margin-bottom="0.353cm" style:contextual-spacing="false" fo:hyphenation-ladder-count="no-limit" fo:background-color="#ffffff"/>
      <style:text-properties fo:font-variant="small-caps" fo:font-size="30pt" fo:language="fr" fo:country="FR" fo:font-weight="bold" style:font-size-asian="30pt" style:font-weight-asian="bold" style:font-name-complex="Arial" style:font-family-complex="Arial" style:font-family-generic-complex="swiss" style:font-pitch-complex="variable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part_5f_titre" style:display-name="part_titre" style:family="paragraph" style:parent-style-name="Normal">
      <loext:graphic-properties draw:fill="solid" draw:fill-color="#ffffff" draw:opacity="100%"/>
      <style:paragraph-properties fo:margin-top="1.058cm" fo:margin-bottom="0.353cm" style:contextual-spacing="false" fo:text-align="center" style:justify-single-word="false" fo:hyphenation-ladder-count="no-limit" fo:background-color="#ffffff"/>
      <style:text-properties fo:font-size="16pt" fo:language="fr" fo:country="FR" style:font-size-asian="16pt" style:font-name-complex="Arial" style:font-family-complex="Arial" style:font-family-generic-complex="swiss" style:font-pitch-complex="variable" style:font-size-complex="15pt" style:font-weight-complex="bold" fo:hyphenate="false" loext:hyphenation-no-caps="false" loext:hyphenation-no-last-word="false" loext:hyphenation-word-char-count="no-limit" loext:hyphenation-zone="no-limit"/>
    </style:style>
    <style:style style:name="para_5f_premier" style:display-name="para_premier" style:family="paragraph" style:parent-style-name="Normal">
      <loext:graphic-properties draw:fill="solid" draw:fill-color="#ffffff" draw:opacity="100%"/>
      <style:paragraph-properties fo:text-align="justify" style:justify-single-word="false" fo:hyphenation-ladder-count="no-limit" fo:background-color="#ffffff"/>
      <style:text-properties fo:font-size="12pt" fo:language="fr" fo:country="FR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ara" style:family="paragraph" style:parent-style-name="Normal">
      <loext:graphic-properties draw:fill="solid" draw:fill-color="#ffffff" draw:opacity="100%"/>
      <style:paragraph-properties fo:margin-left="0cm" fo:margin-right="0cm" fo:line-height="150%" fo:text-align="justify" style:justify-single-word="false" fo:hyphenation-ladder-count="no-limit" fo:text-indent="1.27cm" style:auto-text-indent="false" fo:background-color="#ffffff"/>
      <style:text-properties fo:font-size="12pt" fo:language="fr" fo:country="FR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Normal" style:class="extra">
      <style:paragraph-properties fo:margin-left="0cm" fo:margin-right="0cm" fo:text-align="justify" style:justify-single-word="false" fo:hyphenation-ladder-count="no-limit" fo:text-indent="0.353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5f_titre" style:display-name="table_titre" style:family="paragraph" style:parent-style-name="Normal">
      <loext:graphic-properties draw:fill="solid" draw:fill-color="#ffffff" draw:opacity="100%"/>
      <style:paragraph-properties fo:margin-top="0.353cm" fo:margin-bottom="0.353cm" style:contextual-spacing="false" fo:text-align="center" style:justify-single-word="false" fo:hyphenation-ladder-count="no-limit" fo:background-color="#ffffff"/>
      <style:text-properties fo:font-size="11pt" fo:language="fr" fo:country="FR" fo:font-weight="bold" style:font-name-asian="MS Mincho" style:font-family-asian="'MS Mincho'" style:font-family-generic-asian="modern" style:font-pitch-asian="fixed" style:font-size-asian="11pt" style:font-weight-asian="bold" style:font-name-complex="MS Mincho" style:font-family-complex="'MS Mincho'" style:font-family-generic-complex="modern" style:font-pitch-complex="fixe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Style_20_table_5f_titre_20__2b__20_12_20_pt" style:display-name="Style table_titre + 12 pt" style:family="paragraph" style:parent-style-name="table_5f_titre">
      <style:paragraph-properties fo:hyphenation-ladder-count="no-limit"/>
      <style:text-properties fo:font-size="12pt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re-tit" style:family="paragraph" style:parent-style-name="Normal">
      <loext:graphic-properties draw:fill="solid" draw:fill-color="#ffffff" draw:opacity="100%"/>
      <style:paragraph-properties fo:line-height="150%" fo:text-align="justify" style:justify-single-word="false" fo:hyphenation-ladder-count="no-limit" fo:background-color="#ffffff"/>
      <style:text-properties fo:font-size="19pt" fo:language="fr" fo:country="FR" fo:font-weight="bold" style:font-size-asian="19pt" style:font-weight-asian="bold" style:font-size-complex="19pt" style:font-weight-complex="bold" fo:hyphenate="false" loext:hyphenation-no-caps="false" loext:hyphenation-no-last-word="false" loext:hyphenation-word-char-count="no-limit" loext:hyphenation-zone="no-limit"/>
    </style:style>
    <style:style style:name="part-stit" style:family="paragraph" style:parent-style-name="Normal">
      <loext:graphic-properties draw:fill="solid" draw:fill-color="#ffffff" draw:opacity="100%"/>
      <style:paragraph-properties fo:margin-top="0.706cm" fo:margin-bottom="0.706cm" style:contextual-spacing="false" fo:line-height="150%" fo:text-align="center" style:justify-single-word="false" fo:hyphenation-ladder-count="no-limit" fo:background-color="#ffffff"/>
      <style:text-properties fo:font-size="20pt" fo:language="fr" fo:country="FR" style:font-size-asian="20pt" style:font-size-complex="14pt" fo:hyphenate="false" loext:hyphenation-no-caps="false" loext:hyphenation-no-last-word="false" loext:hyphenation-word-char-count="no-limit" loext:hyphenation-zone="no-limit"/>
    </style:style>
    <style:style style:name="stroplg" style:family="paragraph" style:parent-style-name="para">
      <style:paragraph-properties fo:margin-left="0cm" fo:margin-right="0cm" fo:hyphenation-ladder-count="no-limit" fo:text-indent="2.54cm" style:auto-text-indent="false"/>
      <style:text-properties fo:font-size="11pt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_3c_postscript_3e_" style:display-name="&lt;postscript&gt;" style:family="paragraph" style:parent-style-name="Text_20_body">
      <style:paragraph-properties fo:margin-left="0cm" fo:margin-right="0cm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c_speaker_3e_" style:display-name="&lt;speaker&gt;" style:family="paragraph" style:parent-style-name="Text_20_body">
      <style:paragraph-properties fo:margin-left="0cm" fo:margin-right="0cm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Style_20_exer_5f_para_20__2b__20_Italic_20_Right" style:display-name="Style exer_para + Italic Right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exer_5f_para_20__2b__20_Italic_20_Right1" style:display-name="Style exer_para + Italic Right1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exer_5f_para_20__2b__20_Italic_20_Right2" style:display-name="Style exer_para + Italic Right2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exer_5f_para_20__2b__20_Italic_20_Right3" style:display-name="Style exer_para + Italic Right3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exer_5f_para_20__2b__20_Italic_20_Right4" style:display-name="Style exer_para + Italic Right4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1" style:display-name="Style 1" style:family="paragraph">
      <style:paragraph-properties fo:margin-top="0cm" fo:margin-bottom="0cm" style:contextual-spacing="false" fo:line-height="100%" fo:orphans="0" fo:widows="0" fo:hyphenation-ladder-count="no-limit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tyle_20_3" style:display-name="Style 3" style:family="paragraph">
      <style:paragraph-properties fo:margin-left="0cm" fo:margin-right="0cm" fo:margin-top="0cm" fo:margin-bottom="0cm" style:contextual-spacing="false" fo:line-height="80%" fo:text-align="justify" style:justify-single-word="false" fo:orphans="0" fo:widows="0" fo:hyphenation-ladder-count="no-limit" fo:text-indent="0.254cm" style:auto-text-indent="false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c_temp_3e_" style:display-name="&lt;temp&gt;" style:family="paragraph" style:parent-style-name="Text_20_body">
      <style:paragraph-properties fo:margin-top="0cm" fo:margin-bottom="0cm" style:contextual-spacing="false" fo:hyphenation-ladder-count="no-limit" style:text-autospace="ideograph-alpha"/>
      <style:text-properties fo:color="#ff0000" loext:opacity="100%" fo:font-size="14pt" fo:font-weight="bold" style:font-name-asian="Arial Unicode MS" style:font-family-asian="'Arial Unicode MS'" style:font-family-generic-asian="swiss" style:font-pitch-asian="variable" style:font-size-asian="14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_3c_quote.l_3e_" style:display-name="&lt;quote.l&gt;" style:family="paragraph" style:parent-style-name="Text_20_body">
      <style:paragraph-properties fo:margin-left="1.889cm" fo:margin-right="0cm" fo:margin-top="0.423cm" fo:margin-bottom="0.423cm" style:contextual-spacing="false" fo:text-align="start" style:justify-single-word="false" fo:hyphenation-ladder-count="no-limit" fo:text-indent="-0.388cm" style:auto-text-indent="false" style:text-autospace="ideograph-alpha">
        <style:tab-stops/>
      </style:paragraph-properties>
      <style:text-properties fo:color="#00b050" loext:opacity="100%" fo:font-size="11pt" style:font-name-asian="SimSun" style:font-family-asian="SimSun" style:font-family-generic-asian="system" style:font-pitch-asian="variable" style:font-size-asian="11pt" style:font-size-complex="12pt" fo:hyphenate="false" loext:hyphenation-no-caps="false" loext:hyphenation-no-last-word="false" loext:hyphenation-word-char-count="no-limit" loext:hyphenation-zone="no-limit"/>
    </style:style>
    <style:style style:name="_3c_quote_3e_" style:display-name="&lt;quote&gt;" style:family="paragraph" style:parent-style-name="Text_20_body">
      <style:paragraph-properties fo:margin-left="1.501cm" fo:margin-right="0cm" fo:margin-top="0.423cm" fo:margin-bottom="0.423cm" style:contextual-spacing="false" fo:hyphenation-ladder-count="no-limit" fo:text-indent="0.39cm" style:auto-text-indent="false" style:text-autospace="ideograph-alpha">
        <style:tab-stops/>
      </style:paragraph-properties>
      <style:text-properties fo:color="#00b050" loext:opacity="100%" fo:font-size="11pt" style:font-name-asian="SimSun" style:font-family-asian="SimSun" style:font-family-generic-asian="system" style:font-pitch-asian="variable" style:font-size-asian="11pt" style:font-size-complex="12pt" fo:hyphenate="false" loext:hyphenation-no-caps="false" loext:hyphenation-no-last-word="false" loext:hyphenation-word-char-count="no-limit" loext:hyphenation-zone="no-limit"/>
    </style:style>
    <style:style style:name="_3c_argument_3e_" style:display-name="&lt;argument&gt;" style:family="paragraph">
      <style:paragraph-properties fo:margin-left="1cm" fo:margin-right="1cm" fo:margin-top="0.212cm" fo:margin-bottom="0.212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font-variant="small-caps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_3c_signed_3e_" style:display-name="&lt;signed&gt;" style:family="paragraph">
      <style:paragraph-properties fo:margin-top="0.212cm" fo:margin-bottom="0.212cm" style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dateline_3e_" style:display-name="&lt;dateline&gt;" style:family="paragraph">
      <style:paragraph-properties fo:margin-top="0.212cm" fo:margin-bottom="0.212cm" style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salute_3e_" style:display-name="&lt;salute&gt;" style:family="paragraph" style:parent-style-name="Normal">
      <style:paragraph-properties fo:margin-left="1cm" fo:margin-right="0cm" fo:margin-top="0.212cm" fo:margin-bottom="0.212cm" style:contextual-spacing="false" fo:text-align="justify" style:justify-single-word="false" fo:hyphenation-ladder-count="no-limit" fo:text-indent="0.423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itre1" style:family="paragraph" style:parent-style-name="Normal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_3c_epigraph_3e_" style:display-name="&lt;epigraph&gt;" style:family="paragraph">
      <style:paragraph-properties fo:margin-left="5.001cm" fo:margin-right="0cm" fo:margin-top="0.423cm" fo:margin-bottom="0.423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stage_3e_" style:display-name="&lt;stage&gt;" style:family="paragraph" style:parent-style-name="Text_20_body">
      <style:paragraph-properties fo:margin-left="0cm" fo:margin-right="0cm" fo:hyphenation-ladder-count="no-limit" fo:text-indent="0cm" style:auto-text-indent="false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Adresse_20_expéditeur" style:display-name="Adresse expéditeur" style:family="paragraph" style:parent-style-name="Normal">
      <style:paragraph-properties fo:hyphenation-ladder-count="no-limit" style:text-autospace="ideograph-alpha"/>
      <style:text-properties fo:font-size="12pt" fo:language="fr" fo:country="FR" fo:font-style="italic" style:font-name-asian="Arial Unicode MS" style:font-family-asian="'Arial Unicode MS'" style:font-family-generic-asian="swiss" style:font-pitch-asian="variable" style:font-size-asian="12pt" style:language-asian="hi" style:country-asian="IN" style:font-style-asian="italic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text:number-lines="false" text:line-number="0" style:text-autospace="ideograph-alpha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Titre1" style:next-style-name="Text_20_body" style:class="chapter">
      <style:paragraph-properties fo:margin-top="0cm" fo:margin-bottom="0.499cm" style:contextual-spacing="false" fo:text-align="center" style:justify-single-word="false" fo:hyphenation-ladder-count="no-limit" style:text-autospace="ideograph-alpha"/>
      <style:text-properties style:font-name="Albany" fo:font-family="Albany" style:font-family-generic="roman" fo:language="fr" fo:country="FR" fo:font-style="italic" style:font-name-asian="HG Mincho Light J" style:font-family-asian="'HG Mincho Light J'" style:font-family-generic-asian="system" style:font-pitch-asian="variable" style:language-asian="hi" style:country-asian="IN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ignature" style:family="paragraph" style:parent-style-name="Normal" style:class="text">
      <style:paragraph-properties fo:hyphenation-ladder-count="no-limit" text:number-lines="false" text:line-number="0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Adresse_20_destinataire" style:display-name="Adresse destinataire" style:family="paragraph" style:parent-style-name="Normal">
      <style:paragraph-properties fo:margin-top="0cm" fo:margin-bottom="0.106cm" style:contextual-spacing="false" fo:hyphenation-ladder-count="no-limit" text:number-lines="false" text:line-number="0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class="html">
      <style:paragraph-properties fo:line-height="90%"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language-asian="hi" style:country-asian="IN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re1" style:class="index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able_20_des_20_matières" style:display-name="Table des matières" style:family="paragraph" style:parent-style-name="Index">
      <style:paragraph-properties fo:hyphenation-ladder-count="no-limit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1" style:display-name="TM 1" style:family="paragraph" style:parent-style-name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2" style:display-name="TM 2" style:family="paragraph" style:parent-style-name="Index">
      <style:paragraph-properties fo:margin-left="0.499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3" style:display-name="TM 3" style:family="paragraph" style:parent-style-name="Index">
      <style:paragraph-properties fo:margin-left="0.998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re_20_index" style:display-name="Titre index" style:family="paragraph" style:parent-style-name="Titre1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Normal" style:class="extra">
      <style:paragraph-properties fo:margin-left="0.499cm" fo:margin-right="0cm" fo:hyphenation-ladder-count="no-limit" fo:text-indent="-0.499cm" style:auto-text-indent="false" text:number-lines="false" text:line-number="0" style:text-autospace="ideograph-alpha">
        <style:tab-stops/>
      </style:paragraph-properties>
      <style:text-properties fo:language="fr" fo:country="FR"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Index" style:class="index">
      <style:paragraph-properties fo:margin-left="0.998cm" fo:margin-right="0cm" fo:hyphenation-ladder-count="no-limit" fo:text-indent="0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next-style-name="List_20_Heading" style:class="html">
      <style:paragraph-properties fo:margin-left="1cm" fo:margin-right="0cm" fo:margin-top="0.101cm" fo:margin-bottom="0.101cm" style:contextual-spacing="false" fo:line-height="90%" fo:hyphenation-ladder-count="no-limit" fo:text-indent="0cm" style:auto-text-indent="false">
        <style:tab-stops/>
      </style:paragraph-properties>
      <style:text-properties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List_20_Contents" style:next-style-name="List_20_Contents" style:class="html">
      <style:paragraph-properties fo:margin-left="0cm" fo:margin-right="0cm" fo:margin-top="0.388cm" fo:margin-bottom="0cm" style:contextual-spacing="false" fo:hyphenation-ladder-count="no-limit" fo:text-indent="0cm" style:auto-text-indent="false" fo:keep-with-next="always">
        <style:tab-stops/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Marginalia" style:family="paragraph" style:parent-style-name="Normal" style:class="text">
      <style:paragraph-properties fo:margin-left="4.001cm" fo:margin-right="0cm" fo:line-height="95%" fo:hyphenation-ladder-count="no-limit" fo:text-indent="0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Titre1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Heading" style:display-name="User Index Heading" style:family="paragraph" style:parent-style-name="Titre1" style:class="index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User_20_Index_20_1" style:display-name="User Index 1" style:family="paragraph" style:parent-style-name="Index" style:class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Contenu_20_du_20_cadre" style:display-name="Contenu du cadre" style:family="paragraph" style:parent-style-name="Normal">
      <style:paragraph-properties fo:hyphenation-ladder-count="no-limit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er_20_right" style:display-name="Header right" style:family="paragraph" style:parent-style-name="Header" style:class="extra">
      <style:paragraph-properties fo:hyphenation-ladder-count="no-limit" text:number-lines="false" text:line-number="0" style:text-autospace="ideograph-alpha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text:number-lines="false" text:line-number="0" style:text-autospace="ideograph-alpha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oter_20_right" style:display-name="Footer right" style:family="paragraph" style:parent-style-name="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_20_left" style:display-name="Footer left" style:family="paragraph" style:parent-style-name="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ct_20_index_20_heading" style:display-name="Object index heading" style:family="paragraph" style:parent-style-name="Titre1" style:class="index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d_27_index_20_de_20_tables" style:display-name="Titre d'index de tables" style:family="paragraph" style:parent-style-name="Titre1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llustration_20_Index_20_Heading" style:display-name="Illustration Index Heading" style:family="paragraph" style:parent-style-name="Titre1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M_20_4" style:display-name="TM 4" style:family="paragraph" style:parent-style-name="Index">
      <style:paragraph-properties fo:margin-left="1.498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5" style:display-name="TM 5" style:family="paragraph" style:parent-style-name="Index">
      <style:paragraph-properties fo:margin-left="1.997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6" style:display-name="TM 6" style:family="paragraph" style:parent-style-name="Index">
      <style:paragraph-properties fo:margin-left="2.496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7" style:display-name="TM 7" style:family="paragraph" style:parent-style-name="Index">
      <style:paragraph-properties fo:margin-left="2.995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8" style:display-name="TM 8" style:family="paragraph" style:parent-style-name="Index">
      <style:paragraph-properties fo:margin-left="3.494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10" style:display-name="User Index 10" style:family="paragraph" style:parent-style-name="Index" style:class="index">
      <style:paragraph-properties fo:margin-left="4.493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Separator" style:display-name="Index Separator" style:family="paragraph" style:parent-style-name="Index" style:class="index">
      <style:paragraph-properties fo:hyphenation-ladder-count="no-limit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des_20_tables_20_1" style:display-name="Index des tables 1" style:family="paragraph" style:parent-style-name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d_27_objet_20_1" style:display-name="Index d'objet 1" style:family="paragraph" style:parent-style-name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1" style:display-name="Numbering 1" style:family="paragraph" style:parent-style-name="Normal" style:class="list">
      <style:paragraph-properties fo:margin-left="0.635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1_20_Start" style:display-name="Numbering 1 Start" style:family="paragraph" style:parent-style-name="Numbering_20_1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1_20_End" style:display-name="Numbering 1 End" style:family="paragraph" style:parent-style-name="Numbering_20_1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1_20_Cont." style:display-name="Numbering 1 Cont." style:family="paragraph" style:parent-style-name="Numbering_20_1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umbering_20_2" style:display-name="Numbering 2" style:family="paragraph" style:parent-style-name="Normal" style:class="list">
      <style:paragraph-properties fo:margin-left="1.27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2_20_Start" style:display-name="Numbering 2 Start" style:family="paragraph" style:parent-style-name="Numbering_20_2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2_20_End" style:display-name="Numbering 2 End" style:family="paragraph" style:parent-style-name="Numbering_20_2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2_20_Cont." style:display-name="Numbering 2 Cont." style:family="paragraph" style:parent-style-name="Numbering_20_2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umbering_20_3" style:display-name="Numbering 3" style:family="paragraph" style:parent-style-name="Normal" style:class="list">
      <style:paragraph-properties fo:margin-left="1.905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3_20_Start" style:display-name="Numbering 3 Start" style:family="paragraph" style:parent-style-name="Numbering_20_3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3_20_End" style:display-name="Numbering 3 End" style:family="paragraph" style:parent-style-name="Numbering_20_3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3_20_Cont." style:display-name="Numbering 3 Cont." style:family="paragraph" style:parent-style-name="Numbering_20_3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umbering_20_4" style:display-name="Numbering 4" style:family="paragraph" style:parent-style-name="Normal" style:class="list">
      <style:paragraph-properties fo:margin-left="2.54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4_20_Start" style:display-name="Numbering 4 Start" style:family="paragraph" style:parent-style-name="Numbering_20_4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4_20_End" style:display-name="Numbering 4 End" style:family="paragraph" style:parent-style-name="Numbering_20_4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4_20_Cont." style:display-name="Numbering 4 Cont." style:family="paragraph" style:parent-style-name="Numbering_20_4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umbering_20_5" style:display-name="Numbering 5" style:family="paragraph" style:parent-style-name="Normal" style:class="list">
      <style:paragraph-properties fo:margin-left="3.175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5_20_Start" style:display-name="Numbering 5 Start" style:family="paragraph" style:parent-style-name="Numbering_20_5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5_20_End" style:display-name="Numbering 5 End" style:family="paragraph" style:parent-style-name="Numbering_20_5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5_20_Cont." style:display-name="Numbering 5 Cont." style:family="paragraph" style:parent-style-name="Numbering_20_5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1" style:display-name="List 1" style:family="paragraph" style:parent-style-name="Puce" style:class="list">
      <style:paragraph-properties fo:margin-left="0.63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_20_1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1_20_End" style:display-name="List 1 End" style:family="paragraph" style:parent-style-name="List_20_1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1_20_Cont." style:display-name="List 1 Cont." style:family="paragraph" style:parent-style-name="List_20_1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2" style:display-name="List 2" style:family="paragraph" style:parent-style-name="Puce" style:class="list">
      <style:paragraph-properties fo:margin-left="1.27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2_20_Start" style:display-name="List 2 Start" style:family="paragraph" style:parent-style-name="List_20_2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2_20_End" style:display-name="List 2 End" style:family="paragraph" style:parent-style-name="List_20_2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2_20_Cont." style:display-name="List 2 Cont." style:family="paragraph" style:parent-style-name="List_20_2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3" style:display-name="List 3" style:family="paragraph" style:parent-style-name="Puce" style:class="list">
      <style:paragraph-properties fo:margin-left="1.90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3_20_Start" style:display-name="List 3 Start" style:family="paragraph" style:parent-style-name="List_20_3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3_20_End" style:display-name="List 3 End" style:family="paragraph" style:parent-style-name="List_20_3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3_20_Cont." style:display-name="List 3 Cont." style:family="paragraph" style:parent-style-name="List_20_3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4" style:display-name="List 4" style:family="paragraph" style:parent-style-name="Puce" style:class="list">
      <style:paragraph-properties fo:margin-left="2.54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4_20_Start" style:display-name="List 4 Start" style:family="paragraph" style:parent-style-name="List_20_4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4_20_End" style:display-name="List 4 End" style:family="paragraph" style:parent-style-name="List_20_4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5" style:display-name="List 5" style:family="paragraph" style:parent-style-name="Puce" style:class="list">
      <style:paragraph-properties fo:margin-left="3.17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4_20_Cont." style:display-name="List 4 Cont." style:family="paragraph" style:parent-style-name="List_20_4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5_20_Start" style:display-name="List 5 Start" style:family="paragraph" style:parent-style-name="List_20_5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5_20_End" style:display-name="List 5 End" style:family="paragraph" style:parent-style-name="List_20_5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5_20_Cont." style:display-name="List 5 Cont." style:family="paragraph" style:parent-style-name="List_20_5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anging_20_indent" style:display-name="Hanging indent" style:family="paragraph" style:parent-style-name="Normal" style:class="text">
      <style:paragraph-properties fo:margin-left="1.002cm" fo:margin-right="0cm" fo:hyphenation-ladder-count="no-limit" fo:text-indent="-0.501cm" style:auto-text-indent="false" style:text-autospace="ideograph-alpha">
        <style:tab-stops>
          <style:tab-stop style:position="1cm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Retrait_20_corps_20_de_20_texte" style:display-name="Retrait corps de texte" style:family="paragraph" style:parent-style-name="Normal">
      <style:paragraph-properties fo:margin-left="0.499cm" fo:margin-right="0cm" fo:hyphenation-ladder-count="no-limit" fo:text-indent="0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Retrait_20_1re_20_ligne" style:display-name="Retrait 1re ligne" style:family="paragraph" style:parent-style-name="Normal">
      <style:paragraph-properties fo:margin-left="0cm" fo:margin-right="0cm" fo:hyphenation-ladder-count="no-limit" fo:text-indent="0.499cm" style:auto-text-indent="false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List_20_Indent" style:display-name="List Indent" style:family="paragraph" style:parent-style-name="List" style:class="text">
      <style:paragraph-properties fo:margin-left="5.001cm" fo:margin-right="0cm" fo:margin-top="0cm" fo:margin-bottom="0cm" style:contextual-spacing="false" fo:hyphenation-ladder-count="no-limit" fo:text-indent="-4.5cm" style:auto-text-indent="false" style:text-autospace="ideograph-alpha">
        <style:tab-stops>
          <style:tab-stop style:position="0cm"/>
        </style:tab-stops>
      </style:paragraph-properties>
      <style:text-properties style:font-name-asian="Arial Unicode MS" style:font-family-asian="'Arial Unicode MS'" style:font-family-generic-asian="swiss" style:font-pitch-asian="variable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ied-tête" style:family="paragraph" style:parent-style-name="Normal">
      <style:paragraph-properties fo:hyphenation-ladder-count="no-limit" style:text-autospace="ideograph-alpha"/>
      <style:text-properties style:font-name="Arial" fo:font-family="Arial" style:font-family-generic="swiss" style:font-pitch="variable" fo:font-size="8pt" fo:language="fr" fo:country="FR" style:font-name-asian="Arial Unicode MS" style:font-family-asian="'Arial Unicode MS'" style:font-family-generic-asian="swiss" style:font-pitch-asian="variable" style:font-size-asian="8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_3c_bibl_3e_" style:display-name="&lt;bibl&gt;" style:family="paragraph">
      <style:paragraph-properties fo:margin-left="3cm" fo:margin-right="0cm" fo:margin-top="0cm" fo:margin-bottom="0.199cm" style:contextual-spacing="false" style:line-height-at-least="0.176cm" fo:hyphenation-ladder-count="no-limit" fo:text-indent="0cm" style:auto-text-indent="false">
        <style:tab-stops/>
      </style:paragraph-properties>
      <style:text-properties style:font-name="sans-serif" fo:font-family="sans-serif" style:font-family-generic="swiss" fo:font-size="9.5pt" style:font-name-asian="Arial Unicode MS" style:font-family-asian="'Arial Unicode MS'" style:font-family-generic-asian="swiss" style:font-pitch-asian="variable" style:font-size-asian="9.5pt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c_byline_3e_" style:display-name="&lt;byline&gt;" style:family="paragraph">
      <style:paragraph-properties fo:text-align="end" style:justify-single-word="false" fo:hyphenation-ladder-count="no-limit"/>
      <style:text-properties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c_h1.sub_3e_" style:display-name="&lt;h1.sub&gt;" style:family="paragraph" style:parent-style-name="Heading_20_1" style:next-style-name="Text_20_body" style:default-outline-level="1" style:list-style-name="">
      <style:paragraph-properties fo:margin-top="0cm" fo:margin-bottom="0.353cm" style:contextual-spacing="false" fo:keep-together="auto" fo:hyphenation-ladder-count="no-limit" style:text-autospace="ideograph-alpha"/>
      <style:text-properties fo:font-size="20pt" fo:font-style="italic" fo:font-weight="normal" style:font-name-asian="HG Mincho Light J" style:font-family-asian="'HG Mincho Light J'" style:font-family-generic-asian="system" style:font-pitch-asian="variable" style:font-size-asian="20pt" style:language-asian="hi" style:country-asian="IN" style:font-style-asian="italic" style:font-weight-asian="normal" style:font-name-complex="Arial Unicode MS" style:font-family-complex="'Arial Unicode MS'" style:font-family-generic-complex="swiss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_3c_h2.sub_3e_" style:display-name="&lt;h2.sub&gt;" style:family="paragraph" style:parent-style-name="Heading_20_2" style:default-outline-level="2" style:list-style-name="">
      <style:paragraph-properties fo:margin-top="0cm" fo:margin-bottom="0.353cm" style:contextual-spacing="false" fo:line-height="120%" fo:hyphenation-ladder-count="no-limit" style:text-autospace="ideograph-alpha">
        <style:tab-stops>
          <style:tab-stop style:position="0cm"/>
        </style:tab-stops>
      </style:paragraph-properties>
      <style:text-properties fo:font-size="16pt" fo:font-style="italic" fo:font-weight="normal" style:font-name-asian="HG Mincho Light J" style:font-family-asian="'HG Mincho Light J'" style:font-family-generic-asian="system" style:font-pitch-asian="variable" style:font-size-asian="16pt" style:language-asian="hi" style:country-asian="IN" style:font-style-asian="italic" style:font-weight-asian="normal" style:font-name-complex="Arial Unicode MS" style:font-family-complex="'Arial Unicode MS'" style:font-family-generic-complex="swiss" style:font-pitch-complex="variable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_3c_h3.sub_3e_" style:display-name="&lt;h3.sub&gt;" style:family="paragraph" style:parent-style-name="Heading_20_3" style:default-outline-level="3" style:list-style-name="">
      <style:paragraph-properties fo:margin-top="0cm" fo:margin-bottom="0.25cm" style:contextual-spacing="false" fo:hyphenation-ladder-count="no-limit" style:text-autospace="ideograph-alpha">
        <style:tab-stops>
          <style:tab-stop style:position="0cm"/>
        </style:tab-stops>
      </style:paragraph-properties>
      <style:text-properties fo:font-size="14pt" fo:language="fr" fo:country="FR" fo:font-style="italic" fo:font-weight="normal" style:font-name-asian="HG Mincho Light J" style:font-family-asian="'HG Mincho Light J'" style:font-family-generic-asian="system" style:font-pitch-asian="variable" style:font-size-asian="14pt" style:language-asian="hi" style:country-asian="IN" style:font-style-asian="italic" style:font-weight-asian="normal" style:font-name-complex="Arial Unicode MS" style:font-family-complex="'Arial Unicode MS'" style:font-family-generic-complex="swiss" style:font-pitch-complex="variable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_3c_h4.sub_3e_" style:display-name="&lt;h4.sub&gt;" style:family="paragraph" style:parent-style-name="Heading_20_4" style:next-style-name="Text_20_body" style:default-outline-level="4" style:list-style-name="">
      <style:paragraph-properties fo:margin-top="0cm" fo:margin-bottom="0.423cm" style:contextual-spacing="false" fo:hyphenation-ladder-count="no-limit"/>
      <style:text-properties fo:font-size="12pt" fo:font-style="italic" fo:font-weight="normal" style:font-size-asian="12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uce" style:family="paragraph" style:parent-style-name="List">
      <style:paragraph-properties fo:margin-left="0cm" fo:margin-right="0cm" fo:margin-top="0cm" fo:margin-bottom="0cm" style:contextual-spacing="false" fo:hyphenation-ladder-count="no-limit" fo:text-indent="0.501cm" style:auto-text-indent="false" style:text-autospace="ideograph-alpha"/>
      <style:text-properties style:font-name-asian="Arial Unicode MS" style:font-family-asian="'Arial Unicode MS'" style:font-family-generic-asian="swiss" style:font-pitch-asian="variable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_3c_space_3e_" style:display-name="&lt;space&gt;" style:family="paragraph" style:next-style-name="Text_20_body">
      <style:paragraph-properties fo:hyphenation-ladder-count="no-limit"/>
      <style:text-properties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c_l_3e_" style:display-name="&lt;l&gt;" style:family="paragraph">
      <style:paragraph-properties fo:margin-left="0.84cm" fo:margin-right="0cm" fo:margin-top="0cm" fo:margin-bottom="0.212cm" style:contextual-spacing="false" fo:line-height="100%" fo:hyphenation-ladder-count="no-limit" fo:text-indent="-0.42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cte" style:family="paragraph" style:parent-style-name="Heading_20_1" style:next-style-name="Text_20_body" style:default-outline-level="1" style:list-style-name="">
      <style:paragraph-properties fo:margin-top="0.423cm" fo:margin-bottom="0.499cm" style:contextual-spacing="false" fo:text-align="center" style:justify-single-word="false" fo:keep-together="auto" fo:hyphenation-ladder-count="no-limit" style:text-autospace="ideograph-alpha"/>
      <style:text-properties style:font-name="Thorndale" fo:font-family="Thorndale" style:font-family-generic="roman" style:font-pitch="variable" fo:font-size="24pt" style:font-name-asian="HG Mincho Light J" style:font-family-asian="'HG Mincho Light J'" style:font-family-generic-asian="system" style:font-pitch-asian="variable" style:font-size-asian="24pt" style:language-asian="hi" style:country-asian="IN" style:font-name-complex="Arial Unicode MS" style:font-family-complex="'Arial Unicode MS'" style:font-family-generic-complex="swiss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Scène" style:family="paragraph" style:parent-style-name="Heading_20_2" style:default-outline-level="2" style:list-style-name="">
      <style:paragraph-properties fo:margin-top="1cm" fo:margin-bottom="0.75cm" style:contextual-spacing="false" fo:line-height="120%" fo:hyphenation-ladder-count="no-limit" style:text-autospace="ideograph-alpha">
        <style:tab-stops>
          <style:tab-stop style:position="0cm"/>
        </style:tab-stops>
      </style:paragraph-properties>
      <style:text-properties style:font-name="Albany" fo:font-family="Albany" style:font-family-generic="roman" fo:font-size="17pt" style:font-name-asian="HG Mincho Light J" style:font-family-asian="'HG Mincho Light J'" style:font-family-generic-asian="system" style:font-pitch-asian="variable" style:font-size-asian="17pt" style:language-asian="hi" style:country-asian="IN" style:font-name-complex="Arial Unicode MS" style:font-family-complex="'Arial Unicode MS'" style:font-family-generic-complex="swiss" style:font-pitch-complex="variable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 style:text-autospace="ideograph-alpha"/>
      <style:text-properties fo:font-size="12pt" fo:language="fr" fo:country="FR" fo:font-style="italic" style:font-name-asian="Arial Unicode MS" style:font-family-asian="'Arial Unicode MS'" style:font-family-generic-asian="swiss" style:font-pitch-asian="variable" style:font-size-asian="12pt" style:language-asian="hi" style:country-asian="IN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Table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 style:text-autospace="ideograph-alpha"/>
      <style:text-properties fo:font-size="12pt" fo:language="fr" fo:country="FR" fo:font-style="italic" style:font-name-asian="Arial Unicode MS" style:font-family-asian="'Arial Unicode MS'" style:font-family-generic-asian="swiss" style:font-pitch-asian="variable" style:font-size-asian="12pt" style:language-asian="hi" style:country-asian="IN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Liste_20_à_20_puces" style:display-name="Liste à puces" style:family="paragraph" style:parent-style-name="Normal">
      <style:paragraph-properties fo:margin-left="0.635cm" fo:margin-right="0cm" fo:hyphenation-ladder-count="no-limit" fo:text-indent="-0.635cm" style:auto-text-indent="false" style:text-autospace="ideograph-alpha">
        <style:tab-stops>
          <style:tab-stop style:position="0cm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_3c_dedication_3e_" style:display-name="&lt;dedication&gt;" style:family="paragraph">
      <style:paragraph-properties fo:text-align="end" style:justify-single-word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label_3e_" style:display-name="&lt;label&gt;" style:family="paragraph">
      <style:paragraph-properties fo:text-align="center" style:justify-single-word="false" fo:hyphenation-ladder-count="no-limit"/>
      <style:text-properties fo:font-variant="small-caps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ab_3e_" style:display-name="&lt;ab&gt;" style:family="paragraph">
      <style:paragraph-properties fo:margin-top="0.423cm" fo:margin-bottom="0.423cm" style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25cm" style:contextual-spacing="false" fo:line-height="115%" fo:orphans="2" fo:widows="2" fo:hyphenation-ladder-count="no-limit" style:text-autospace="ideograph-alpha"/>
      <style:text-properties fo:font-size="12pt" fo:language="fr" fo:country="FR" style:font-size-asian="12pt" style:language-asian="fr" style:country-asian="FR" style:font-size-complex="12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western" style:family="paragraph" style:parent-style-name="Normal">
      <style:paragraph-properties fo:margin-top="0.176cm" fo:margin-bottom="0.25cm" style:contextual-spacing="false" fo:hyphenation-ladder-count="no-limit"/>
      <style:text-properties style:font-size-complex="12pt" fo:hyphenate="false" loext:hyphenation-no-caps="false" loext:hyphenation-no-last-word="false" loext:hyphenation-word-char-count="no-limit" loext:hyphenation-zone="no-limit"/>
    </style:style>
    <style:style style:name="Objet_20_du_20_commentaire" style:display-name="Objet du commentaire" style:family="paragraph" style:parent-style-name="Commentaire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aire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c_note_3e_" style:display-name="&lt;note&gt;" style:family="paragraph" style:parent-style-name="Normal">
      <loext:graphic-properties draw:fill="solid" draw:fill-color="#eeece1" draw:opacity="100%"/>
      <style:paragraph-properties fo:text-align="justify" style:justify-single-word="false" fo:hyphenation-ladder-count="no-limit" fo:background-color="#eeece1" fo:padding-left="0.141cm" fo:padding-right="0.141cm" fo:padding-top="0.071cm" fo:padding-bottom="0.071cm" fo:border="0.51pt solid #eeece1" style:shadow="none"/>
      <style:text-properties style:font-name="Arial" fo:font-family="Arial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_3c_term_3e_" style:display-name="&lt;term&gt;" style:family="paragraph">
      <loext:graphic-properties draw:fill="solid" draw:fill-color="#e6e6ff" draw:opacity="100%"/>
      <style:paragraph-properties fo:orphans="0" fo:widows="0" fo:hyphenation-ladder-count="no-limit" fo:background-color="#e6e6ff" fo:padding="0.212cm" fo:border="0.26pt solid #000001" style:shadow="none"/>
      <style:text-properties fo:color="#00000a" loext:opacity="100%" style:font-name="Arial" fo:font-family="Arial" style:font-family-generic="swiss" style:font-pitch="variable" style:font-name-asian="Lucida Sans Unicode" style:font-family-asian="'Lucida Sans Unicode'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_3c_p_3e_" style:display-name="&lt;p&gt;" style:family="paragraph" style:parent-style-name="Normal">
      <style:paragraph-properties fo:margin-left="0cm" fo:margin-right="0cm" fo:margin-top="0.106cm" fo:margin-bottom="0.106cm" style:contextual-spacing="false" fo:line-height="120%" fo:text-align="justify" style:justify-single-word="false" fo:hyphenation-ladder-count="no-limit" fo:text-indent="0.80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c_trailer_3e_" style:display-name="&lt;trailer&gt;" style:family="paragraph" style:parent-style-name="Normal">
      <style:paragraph-properties fo:margin-top="0.706cm" fo:margin-bottom="0.353cm" style:contextual-spacing="false"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c_noindent_3e_" style:display-name="&lt;noindent&gt;" style:family="paragraph">
      <style:paragraph-properties fo:margin-top="0cm" fo:margin-bottom="0.212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_3c_tmp_3e_" style:display-name="&lt;tmp&gt;" style:family="paragraph" style:parent-style-name="Text_20_body">
      <style:paragraph-properties fo:margin-top="0cm" fo:margin-bottom="0cm" style:contextual-spacing="false" fo:hyphenation-ladder-count="no-limit" style:text-autospace="ideograph-alpha"/>
      <style:text-properties fo:color="#ff0000" loext:opacity="100%" fo:font-size="14pt" fo:font-weight="bold" style:font-name-asian="Arial Unicode MS" style:font-family-asian="'Arial Unicode MS'" style:font-family-generic-asian="swiss" style:font-pitch-asian="variable" style:font-size-asian="14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_3c_castlist_3e_" style:display-name="&lt;castlist&gt;" style:family="paragraph" style:parent-style-name="_3c_tmp_3e_">
      <loext:graphic-properties draw:fill="solid" draw:fill-color="#ffaa95"/>
      <style:paragraph-properties fo:background-color="#ffaa95"/>
      <style:text-properties fo:color="#000000" loext:opacity="100%" fo:font-weight="normal"/>
    </style:style>
    <style:style style:name="_3c_castitem_3e_" style:display-name="&lt;castitem&gt;" style:family="paragraph" style:parent-style-name="_3c_castlist_3e_">
      <loext:graphic-properties draw:fill="solid" draw:fill-color="#afd095"/>
      <style:paragraph-properties fo:background-color="#afd095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Arial" fo:font-family="Arial" style:font-family-generic="swiss" style:font-pitch="variable" fo:font-size="22pt" fo:font-weight="bold" style:font-name-asian="Times New Roman" style:font-family-asian="'Times New Roman'" style:font-family-generic-asian="roman" style:font-pitch-asian="variable" style:font-size-asian="22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t" style:family="text" style:parent-style-name="Police_20_par_20_défaut"/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_3c_quote.c_3e_" style:display-name="&lt;quote.c&gt;" style:family="text" style:parent-style-name="Police_20_par_20_défaut">
      <style:text-properties fo:color="#00b050" loext:opacity="100%"/>
    </style:style>
    <style:style style:name="para_20_Char" style:display-name="para Char" style:family="text">
      <style:text-properties fo:font-size="12pt" fo:language="fr" fo:country="FR" style:font-size-asian="12pt" style:font-size-complex="12pt" style:language-complex="ar" style:country-complex="SA"/>
    </style:style>
    <style:style style:name="Footnote_20_Symbol" style:display-name="Footnote Symbol" style:family="text"/>
    <style:style style:name="table_5f_titre_20_Char" style:display-name="table_titre Char" style:family="text">
      <style:text-properties fo:font-size="11pt" fo:language="fr" fo:country="FR" fo:font-weight="bold" style:font-name-asian="MS Mincho" style:font-family-asian="'MS Mincho'" style:font-family-generic-asian="modern" style:font-pitch-asian="fixed" style:font-size-asian="11pt" style:font-weight-asian="bold" style:font-name-complex="MS Mincho" style:font-family-complex="'MS Mincho'" style:font-family-generic-complex="modern" style:font-pitch-complex="fixed" style:font-size-complex="11pt" style:language-complex="ar" style:country-complex="SA" style:font-weight-complex="bold"/>
    </style:style>
    <style:style style:name="Style_20_table_5f_titre_20__2b__20_12_20_pt_20_Char" style:display-name="Style table_titre + 12 pt Char" style:family="text">
      <style:text-properties fo:font-size="12pt" fo:language="fr" fo:country="FR" fo:font-weight="bold" style:font-name-asian="MS Mincho" style:font-family-asian="'MS Mincho'" style:font-family-generic-asian="modern" style:font-pitch-asian="fixed" style:font-size-asian="12pt" style:font-weight-asian="bold" style:font-name-complex="MS Mincho" style:font-family-complex="'MS Mincho'" style:font-family-generic-complex="modern" style:font-pitch-complex="fixed" style:font-size-complex="11pt" style:language-complex="ar" style:country-complex="SA" style:font-weight-complex="bold"/>
    </style:style>
    <style:style style:name="Lien_20_hypertexte" style:display-name="Lien hypertexte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Pied_20_de_20_page_20_Car" style:display-name="Pied de page Car" style:family="text">
      <style:text-properties fo:language="en" fo:country="US"/>
    </style:style>
    <style:style style:name="Appel_20_note_20_de_20_bas_20_de_20_p." style:display-name="Appel note de bas de p." style:family="text">
      <style:text-properties style:text-position="super 67%"/>
    </style:style>
    <style:style style:name="Appel_20_de_20_note_20_de_20_fin" style:display-name="Appel de note de fin" style:family="text">
      <style:text-properties style:text-position="super 67%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Note_20_de_20_bas_20_de_20_page_20_Car" style:display-name="Note de bas de page Car" style:family="text" style:parent-style-name="Police_20_par_20_défaut"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_3c_stage.c_3e_" style:display-name="&lt;stage.c&gt;" style:family="text">
      <style:text-properties fo:font-style="italic" style:font-style-asian="italic"/>
    </style:style>
    <style:style style:name="_3c_speaker.c_3e_" style:display-name="&lt;speaker.c&gt;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Titre_20_4_20_Car" style:display-name="Titre 4 Car" style:family="text" style:parent-style-name="Police_20_par_20_défaut">
      <style:text-properties style:font-name="Arial" fo:font-family="Arial" style:font-family-generic="swiss" style:font-pitch="variable" fo:font-size="14pt" fo:font-weight="bold" style:font-name-asian="HG Mincho Light J" style:font-family-asian="'HG Mincho Light J'" style:font-family-generic-asian="system" style:font-pitch-asian="variable" style:font-size-asian="14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/>
    </style:style>
    <style:style style:name="Titre_20_5_20_Car" style:display-name="Titre 5 Car" style:family="text" style:parent-style-name="Police_20_par_20_défaut">
      <style:text-properties style:font-name="Albany" fo:font-family="Albany" style:font-family-generic="roman" fo:font-size="12pt" fo:font-weight="bold" style:font-name-asian="HG Mincho Light J" style:font-family-asian="'HG Mincho Light J'" style:font-family-generic-asian="system" style:font-pitch-asian="variable" style:font-size-asian="12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Titre_20_6_20_Car" style:display-name="Titre 6 Car" style:family="text" style:parent-style-name="Police_20_par_20_défaut">
      <style:text-properties style:font-name="Albany" fo:font-family="Albany" style:font-family-generic="roman" fo:font-weight="bold" style:font-name-asian="HG Mincho Light J" style:font-family-asian="'HG Mincho Light J'" style:font-family-generic-asian="system" style:font-pitch-asian="variable" style:language-asian="hi" style:country-asian="IN" style:font-weight-asian="bold" style:font-name-complex="Arial Unicode MS" style:font-family-complex="'Arial Unicode MS'" style:font-family-generic-complex="swiss" style:font-pitch-complex="variable" style:font-size-complex="10.5pt" style:language-complex="hi" style:country-complex="IN" style:font-weight-complex="bold"/>
    </style:style>
    <style:style style:name="Titre_20_7_20_Car" style:display-name="Titre 7 Car" style:family="text" style:parent-style-name="Police_20_par_20_défaut">
      <style:text-properties style:font-name="Albany" fo:font-family="Albany" style:font-family-generic="roman" fo:font-weight="bold" style:font-name-asian="HG Mincho Light J" style:font-family-asian="'HG Mincho Light J'" style:font-family-generic-asian="system" style:font-pitch-asian="variable" style:language-asian="hi" style:country-asian="IN" style:font-weight-asian="bold" style:font-name-complex="Arial Unicode MS" style:font-family-complex="'Arial Unicode MS'" style:font-family-generic-complex="swiss" style:font-pitch-complex="variable" style:font-size-complex="10.5pt" style:language-complex="hi" style:country-complex="IN" style:font-weight-complex="bold"/>
    </style:style>
    <style:style style:name="Titre_20_8_20_Car" style:display-name="Titre 8 Car" style:family="text" style:parent-style-name="Police_20_par_20_défaut">
      <style:text-properties style:font-name="Albany" fo:font-family="Albany" style:font-family-generic="roman" fo:font-weight="bold" style:font-name-asian="HG Mincho Light J" style:font-family-asian="'HG Mincho Light J'" style:font-family-generic-asian="system" style:font-pitch-asian="variable" style:language-asian="hi" style:country-asian="IN" style:font-weight-asian="bold" style:font-name-complex="Arial Unicode MS" style:font-family-complex="'Arial Unicode MS'" style:font-family-generic-complex="swiss" style:font-pitch-complex="variable" style:font-size-complex="10.5pt" style:language-complex="hi" style:country-complex="IN" style:font-weight-complex="bold"/>
    </style:style>
    <style:style style:name="Titre_20_9_20_Car" style:display-name="Titre 9 Car" style:family="text" style:parent-style-name="Police_20_par_20_défaut">
      <style:text-properties style:font-name="Albany" fo:font-family="Albany" style:font-family-generic="roman" fo:font-weight="bold" style:font-name-asian="HG Mincho Light J" style:font-family-asian="'HG Mincho Light J'" style:font-family-generic-asian="system" style:font-pitch-asian="variable" style:language-asian="hi" style:country-asian="IN" style:font-weight-asian="bold" style:font-name-complex="Arial Unicode MS" style:font-family-complex="'Arial Unicode MS'" style:font-family-generic-complex="swiss" style:font-pitch-complex="variable" style:font-size-complex="10.5pt" style:language-complex="hi" style:country-complex="IN" style:font-weight-complex="bold"/>
    </style:style>
    <style:style style:name="Bullet_20_Symbols" style:display-name="Bullet Symbols" style:family="text">
      <style:text-properties style:use-window-font-color="true" loext:opacity="0%" style:font-name="StarSymbol" fo:font-family="StarSymbol" style:font-family-generic="system" style:font-charset="x-symbol" fo:font-size="9pt" fo:font-weight="normal" style:font-name-asian="StarSymbol" style:font-family-asian="StarSymbol" style:font-family-generic-asian="system" style:font-charset-asian="x-symbol" style:font-size-asian="9pt" style:font-weight-asian="normal" style:font-name-complex="StarSymbol" style:font-family-complex="StarSymbol" style:font-family-generic-complex="system" style:font-charset-complex="x-symbol" style:font-size-complex="9pt"/>
    </style:style>
    <style:style style:name="Page_20_Number" style:display-name="Page Number" style:family="text" style:parent-style-name="Numbering_20_Symbols">
      <style:text-properties style:use-window-font-color="true" loext:opacity="0%" style:font-name="Arial" fo:font-family="Arial" style:font-family-generic="swiss" style:font-pitch="variable" fo:font-size="12pt" fo:font-weight="normal" style:font-size-asian="12pt" style:font-weight-asian="normal"/>
    </style:style>
    <style:style style:name="Numéro_20_de_20_ligne" style:display-name="Numéro de ligne" style:family="text">
      <style:text-properties style:use-window-font-color="true" loext:opacity="0%"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 style:parent-style-name="Police_20_par_20_défaut"/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_3c_html_3e_" style:display-name="&lt;html&gt;" style:family="text"/>
    <style:style style:name="Élevé" style:family="text">
      <style:text-properties fo:text-transform="uppercase" fo:color="#000000" loext:opacity="100%" fo:font-size="10pt" fo:font-weight="bold" fo:background-color="transparent" style:font-size-asian="10pt" style:font-weight-asian="bold" style:font-weight-complex="bold"/>
    </style:style>
    <style:style style:name="Definition" style:family="text">
      <style:text-properties fo:color="#000000" loext:opacity="100%" style:font-name="Times New Roman" fo:font-family="'Times New Roman'" style:font-family-generic="roman" style:font-pitch="variable" fo:font-size="10pt" fo:font-style="normal" fo:background-color="transparent" style:font-size-asian="10pt" style:font-style-asian="normal"/>
    </style:style>
    <style:style style:name="Example" style:family="text">
      <style:text-properties fo:font-style="italic" style:font-style-asian="italic"/>
    </style:style>
    <style:style style:name="Q" style:family="text">
      <style:text-properties fo:font-style="italic" style:font-style-asian="italic"/>
    </style:style>
    <style:style style:name="User_20_Entry" style:display-name="User Entry" style:family="text">
      <style:text-properties fo:font-variant="small-caps" style:font-name="Times New Roman" fo:font-family="'Times New Roman'" style:font-family-generic="roman" style:font-pitch="variable" fo:font-size="10pt" fo:font-weight="normal" style:font-name-asian="Courier New" style:font-family-asian="'Courier New'" style:font-family-generic-asian="modern" style:font-pitch-asian="fixed" style:font-size-asian="10pt" style:font-weight-asian="normal" style:font-name-complex="Courier New" style:font-family-complex="'Courier New'" style:font-family-generic-complex="modern" style:font-pitch-complex="fixed"/>
    </style:style>
    <style:style style:name="Teletype" style:family="text">
      <style:text-properties fo:font-variant="normal" fo:text-transform="none" style:font-name="Courier New" fo:font-family="'Courier New'" style:font-family-generic="modern" style:font-pitch="fixed" fo:background-color="transparent"/>
    </style:style>
    <style:style style:name="Source_20_Text" style:display-name="Source Text" style:family="text">
      <style:text-properties style:font-name="Lucida Console" fo:font-family="'Lucida Console'" style:font-family-generic="modern" style:font-pitch="fixed" fo:background-color="transparent"/>
    </style:style>
    <style:style style:name="Numbering_20_Symbols" style:display-name="Numbering Symbols" style:family="text">
      <style:text-properties style:use-window-font-color="true" loext:opacity="0%" style:font-name="Arial" fo:font-family="Arial" style:font-family-generic="swiss" style:font-pitch="variable" fo:font-size="12pt" fo:font-weight="normal" style:font-size-asian="12pt" style:font-weight-asian="normal"/>
    </style:style>
    <style:style style:name="Index_20_lexical_20__3a__20_entrée_20_principale" style:display-name="Index lexical : entrée principale" style:family="text">
      <style:text-properties fo:font-weight="bold" style:font-weight-asian="bold" style:font-weight-complex="bold"/>
    </style:style>
    <style:style style:name="Lien_20_hypertexte_20_suivi_20_visité" style:display-name="Lien hypertexte suivi visité" style:family="text">
      <style:text-properties fo:color="#800000" loext:opacity="100%" style:text-underline-style="none"/>
    </style:style>
    <style:style style:name="Drop_20_Caps" style:display-name="Drop Caps" style:family="text" style:parent-style-name="Police_20_par_20_défaut"/>
    <style:style style:name="Caractères_20_de_20_numérotation_20_verticaux" style:display-name="Caractères de numérotation verticaux" style:family="text">
      <style:text-properties style:use-window-font-color="true" loext:opacity="0%" style:font-name="Arial" fo:font-family="Arial" style:font-family-generic="swiss" style:font-pitch="variable" fo:font-size="12pt" fo:font-weight="normal" style:font-size-asian="12pt" style:font-weight-asian="normal" style:text-combine="none"/>
    </style:style>
    <style:style style:name="Small" style:family="text">
      <style:text-properties style:font-name="Arial" fo:font-family="Arial" style:font-family-generic="swiss" style:font-pitch="variable" fo:font-size="10pt" style:font-size-asian="10pt"/>
    </style:style>
    <style:style style:name="_3c_title_3e_" style:display-name="&lt;title&gt;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_3c_author_3e_" style:display-name="&lt;author&gt;" style:family="text">
      <style:text-properties fo:font-variant="small-caps" fo:background-color="#e6e6e6"/>
    </style:style>
    <style:style style:name="_3c_character_3e_" style:display-name="&lt;character&gt;" style:family="text">
      <style:text-properties fo:font-weight="bold" fo:background-color="#ffff99" style:font-weight-asian="bold"/>
    </style:style>
    <style:style style:name="Auteur" style:family="text" style:parent-style-name="_3c_author_3e_">
      <style:text-properties fo:font-variant="small-caps" fo:background-color="#e6e6e6"/>
    </style:style>
    <style:style style:name="Personnage" style:family="text" style:parent-style-name="_3c_character_3e_">
      <style:text-properties fo:font-weight="bold" fo:background-color="#ffff99" style:font-weight-asian="bold"/>
    </style:style>
    <style:style style:name="Titre2" style:family="text" style:parent-style-name="_3c_title_3e_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Pied_20_de_20_page_20_Car1" style:display-name="Pied de page Car1" style:family="text" style:parent-style-name="Police_20_par_20_défaut"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itre_20_Car" style:display-name="Titre Car" style:family="text" style:parent-style-name="Police_20_par_20_défaut">
      <style:text-properties style:font-name="Albany" fo:font-family="Albany" style:font-family-generic="roman" fo:font-size="21pt" style:font-name-asian="HG Mincho Light J" style:font-family-asian="'HG Mincho Light J'" style:font-family-generic-asian="system" style:font-pitch-asian="variable" style:font-size-asian="21pt" style:language-asian="hi" style:country-asian="IN" style:font-name-complex="Arial Unicode MS" style:font-family-complex="'Arial Unicode MS'" style:font-family-generic-complex="swiss" style:font-pitch-complex="variable" style:font-size-complex="14pt" style:language-complex="hi" style:country-complex="IN"/>
    </style:style>
    <style:style style:name="Sous-titre_20_Car" style:display-name="Sous-titre Car" style:family="text" style:parent-style-name="Police_20_par_20_défaut">
      <style:text-properties style:font-name="Albany" fo:font-family="Albany" style:font-family-generic="roman" fo:font-size="14pt" fo:font-style="italic" style:font-name-asian="HG Mincho Light J" style:font-family-asian="'HG Mincho Light J'" style:font-family-generic-asian="system" style:font-pitch-asian="variable" style:font-size-asian="14pt" style:language-asian="hi" style:country-asian="IN" style:font-style-asian="italic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/>
    </style:style>
    <style:style style:name="Signature_20_Car" style:display-name="Signature Car" style:family="text" style:parent-style-name="Police_20_par_20_défaut"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Note_20_de_20_fin_20_Car" style:display-name="Note de fin Car" style:family="text" style:parent-style-name="Police_20_par_20_défaut">
      <style:text-properties style:font-name="Times New Roman" fo:font-family="'Times New Roman'" style:font-family-generic="roman" style:font-pitch="variable" fo:font-size="10pt" style:font-name-asian="Arial Unicode MS" style:font-family-asian="'Arial Unicode MS'" style:font-family-generic-asian="swiss" style:font-pitch-asian="variable" style:font-size-asian="10pt" style:language-asian="hi" style:country-asian="IN" style:font-name-complex="Arial Unicode MS" style:font-family-complex="'Arial Unicode MS'" style:font-family-generic-complex="swiss" style:font-pitch-complex="variable" style:font-size-complex="10pt" style:language-complex="hi" style:country-complex="IN"/>
    </style:style>
    <style:style style:name="Retrait_20_corps_20_de_20_texte_20_Car" style:display-name="Retrait corps de texte Car" style:family="text" style:parent-style-name="Police_20_par_20_défaut"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Retrait_20_1re_20_ligne_20_Car" style:display-name="Retrait 1re ligne Car" style:family="text" style:parent-style-name="Corps_20_de_20_texte_20_Car"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Corps_20_du_20_texte" style:display-name="Corps du texte" style:family="text">
      <style:text-properties style:font-name="Times New Roman" fo:font-family="'Times New Roman'" style:font-family-generic="roman" style:font-pitch="variable" fo:font-size="51pt" fo:letter-spacing="0.071cm" style:text-underline-style="none" style:font-size-asian="51pt" style:font-name-complex="Times New Roman" style:font-family-complex="'Times New Roman'" style:font-family-generic-complex="roman" style:font-pitch-complex="variable" style:font-size-complex="51pt"/>
    </style:style>
    <style:style style:name="_3c_pb_3e_" style:display-name="&lt;pb&gt;" style:family="text">
      <style:text-properties fo:color="#ff0000" loext:opacity="100%" style:text-position="sub 67%"/>
    </style:style>
    <style:style style:name="_3c_bibl-c_3e_" style:display-name="&lt;bibl-c&gt;" style:family="text" style:parent-style-name="Police_20_par_20_défaut">
      <style:text-properties fo:color="#c00000" loext:opacity="100%" style:font-name="Arial" fo:font-family="Arial" style:font-family-generic="swiss" style:font-pitch="variable"/>
    </style:style>
    <style:style style:name="_3c_num_3e_" style:display-name="&lt;num&gt;" style:family="text" style:parent-style-name="Police_20_par_20_défaut">
      <style:text-properties fo:font-variant="small-caps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Objet_20_du_20_commentaire_20_Car" style:display-name="Objet du commentaire Car" style:family="text" style:parent-style-name="Commentaire_20_Car">
      <style:text-properties fo:color="#00000a" loext:opacity="100%" fo:font-weight="bold" style:font-weight-asian="bold" style:font-weight-complex="bold"/>
    </style:style>
    <style:style style:name="Commentaire_20_Car" style:display-name="Commentaire Car" style:family="text" style:parent-style-name="Police_20_par_20_défaut">
      <style:text-properties fo:color="#00000a" loext:opacity="100%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_3c_quote-c_3e_" style:display-name="&lt;quote-c&gt;" style:family="text" style:parent-style-name="Police_20_par_20_défaut">
      <style:text-properties fo:color="#00b050" loext:opacity="100%"/>
    </style:style>
    <style:style style:name="Endnote_20_anchor" style:display-name="Endnote 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alert" style:family="text" style:parent-style-name="Police_20_par_20_défaut">
      <style:text-properties fo:color="#ff0000" loext:opacity="100%"/>
    </style:style>
    <style:style style:name="_3c_stage-c_3e_" style:display-name="&lt;stage-c&gt;" style:family="text">
      <style:text-properties fo:color="#00b050" loext:opacity="100%" fo:font-style="italic" style:font-style-asian="italic"/>
    </style:style>
    <style:style style:name="Visited_20_Internet_20_Link" style:display-name="Visited Internet Link" style:family="text" style:parent-style-name="Internet_20_link">
      <style:text-properties fo:color="#800000" loext:opacity="100%" style:text-underline-style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3c_role.c_3e_" style:display-name="&lt;role.c&gt;" style:family="text">
      <style:text-properties fo:color="#000000" loext:opacity="100%" style:font-name="Times New Roman" fo:font-family="'Times New Roman'" style:font-family-generic="roman" style:font-pitch="variable" fo:font-size="14pt" fo:language="fr" fo:country="FR" fo:font-weight="normal" style:font-name-asian="Arial Unicode MS" style:font-family-asian="'Arial Unicode MS'" style:font-family-generic-asian="swiss" style:font-pitch-asian="variable" style:font-size-asian="14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2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text:citation-style-name="Endnote_20_Symbol" text:citation-body-style-name="Appel_20_de_20_note_20_de_20_fin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initial-creator>Reboul Marianne</meta:initial-creator>
    <meta:creation-date>2019-03-22T11:47:00Z</meta:creation-date>
    <dc:date>2025-04-16T09:36:30.508705884</dc:date>
    <meta:editing-cycles>9</meta:editing-cycles>
    <meta:editing-duration>PT15M39S</meta:editing-duration>
    <meta:document-statistic meta:table-count="1" meta:image-count="0" meta:object-count="0" meta:page-count="4" meta:paragraph-count="87" meta:word-count="370" meta:character-count="2293" meta:non-whitespace-character-count="2010"/>
    <meta:template xlink:type="simple" xlink:actuate="onRequest" xlink:title="" xlink:href="../../../../../../../../Downloads/header.odt/Normal"/>
  </office:meta>
</office:document-meta>
</file>